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2" style:family="paragraph" style:parent-style-name="Heading_20_1" style:list-style-name="L2">
      <style:text-properties style:font-name="Arial"/>
    </style:style>
    <style:style style:name="P3" style:family="paragraph" style:parent-style-name="Preformatted_20_Text">
      <style:paragraph-properties fo:margin-left="0.979cm" fo:margin-right="0cm" fo:text-indent="0cm" style:auto-text-indent="false"/>
      <style:text-properties style:font-name="Arial"/>
    </style:style>
    <style:style style:name="P5" style:family="paragraph" style:parent-style-name="Preformatted_20_Text" style:list-style-name="L2">
      <style:text-properties style:font-name="Arial"/>
    </style:style>
    <style:style style:name="P6" style:family="paragraph" style:parent-style-name="Heading_20_1" style:list-style-name="L2"/>
    <style:style style:name="P7" style:family="paragraph" style:parent-style-name="Heading_20_2" style:list-style-name="L2"/>
    <style:style style:name="P8" style:family="paragraph" style:parent-style-name="Preformatted_20_Text">
      <style:paragraph-properties fo:margin-left="1.588cm" fo:margin-right="0cm" fo:text-indent="0cm" style:auto-text-indent="false"/>
      <style:text-properties style:font-name="Arial"/>
    </style:style>
    <style:style style:name="P9" style:family="paragraph" style:parent-style-name="Preformatted_20_Text">
      <style:paragraph-properties fo:margin-left="1.614cm" fo:margin-right="0cm" fo:text-indent="0cm" style:auto-text-indent="false"/>
      <style:text-properties style:font-name="Arial"/>
    </style:style>
    <style:style style:name="P10" style:family="paragraph" style:parent-style-name="Preformatted_20_Text" style:list-style-name="L2">
      <style:paragraph-properties fo:margin-left="-1.251cm" fo:margin-right="0cm" fo:text-indent="0cm" style:auto-text-indent="false"/>
      <style:text-properties style:font-name="Arial"/>
    </style:style>
    <style:style style:name="P11" style:family="paragraph" style:parent-style-name="Preformatted_20_Text">
      <style:paragraph-properties fo:margin-left="2.501cm" fo:margin-right="0cm" fo:text-indent="0cm" style:auto-text-indent="false"/>
      <style:text-properties style:font-name="Arial"/>
    </style:style>
    <style:style style:name="P12" style:family="paragraph" style:parent-style-name="Preformatted_20_Text">
      <style:paragraph-properties fo:margin-left="1.251cm" fo:margin-right="0cm" fo:text-indent="0cm" style:auto-text-indent="false"/>
      <style:text-properties style:font-name="Arial"/>
    </style:style>
    <style:style style:name="P13" style:family="paragraph" style:parent-style-name="Preformatted_20_Text">
      <style:text-properties style:font-name="Arial"/>
    </style:style>
    <style:style style:name="T4" style:family="text">
      <style:text-properties fo:font-size="10pt" style:font-size-asian="10pt" style:font-size-complex="10pt"/>
    </style:style>
    <text:list-style style:name="L2">
      <text:list-level-style-number text:level="1" text:style-name="Numbering_20_Symbols" style:num-prefix=" " style:num-suffix=" " style:num-format="1">
        <style:list-level-properties text:space-before="0.212cm" text:min-label-width="0.635cm"/>
      </text:list-level-style-number>
      <text:list-level-style-number text:level="2" text:style-name="Numbering_20_Symbols" style:num-prefix=" " style:num-suffix=" " style:num-format="1" text:display-levels="2">
        <style:list-level-properties text:space-before="0.88cm" text:min-label-width="0.635cm"/>
      </text:list-level-style-number>
      <text:list-level-style-number text:level="3" text:style-name="Numbering_20_Symbols" style:num-prefix=" " style:num-suffix=" " style:num-format="1" text:display-levels="3">
        <style:list-level-properties text:space-before="1.951cm" text:min-label-width="0.635cm"/>
      </text:list-level-style-number>
      <text:list-level-style-number text:level="4" text:style-name="Numbering_20_Symbols" style:num-prefix=" " style:num-suffix=" " style:num-format="1" text:display-levels="4">
        <style:list-level-properties text:space-before="4.022cm" text:min-label-width="0.635cm"/>
      </text:list-level-style-number>
      <text:list-level-style-number text:level="5" text:style-name="Numbering_20_Symbols" style:num-prefix=" " style:num-suffix=" " style:num-format="1" text:display-levels="5">
        <style:list-level-properties text:space-before="5.292cm" text:min-label-width="0.635cm"/>
      </text:list-level-style-number>
      <text:list-level-style-number text:level="6" text:style-name="Numbering_20_Symbols" style:num-prefix=" " style:num-suffix=" " style:num-format="1" text:display-levels="6">
        <style:list-level-properties text:space-before="6.562cm" text:min-label-width="0.635cm"/>
      </text:list-level-style-number>
      <text:list-level-style-number text:level="7" text:style-name="Numbering_20_Symbols" style:num-prefix=" " style:num-suffix=" " style:num-format="1" text:display-levels="7">
        <style:list-level-properties text:space-before="7.832cm" text:min-label-width="0.635cm"/>
      </text:list-level-style-number>
      <text:list-level-style-number text:level="8" text:style-name="Numbering_20_Symbols" style:num-prefix=" " style:num-suffix=" " style:num-format="1" text:display-levels="8">
        <style:list-level-properties text:space-before="9.102cm" text:min-label-width="0.635cm"/>
      </text:list-level-style-number>
      <text:list-level-style-number text:level="9" text:style-name="Numbering_20_Symbols" style:num-prefix=" " style:num-suffix=" " style:num-format="1" text:display-levels="9">
        <style:list-level-properties text:space-before="10.372cm" text:min-label-width="0.635cm"/>
      </text:list-level-style-number>
      <text:list-level-style-number text:level="10" text:style-name="Numbering_20_Symbols" style:num-prefix=" " style:num-suffix=" " style:num-format="1" text:display-levels="10">
        <style:list-level-properties text:space-before="11.642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2">
        <text:list-item>
          <text:h text:style-name="P2" text:outline-level="1">Root Node</text:h>
        </text:list-item>
      </text:list>
      <text:p text:style-name="P3">All XML files have the root node of "rootmap" (ie. &lt;rootmap&gt;&lt;/rootmap&gt;). <text:span text:style-name="T4">Primary tags, those under the root node, can be</text:span></text:p>
      <text:list text:style-name="L2" text:continue-numbering="true">
        <text:list-item>
          <text:list text:continue-numbering="true">
            <text:list-item>
              <text:p text:style-name="P5">configuration</text:p>
            </text:list-item>
            <text:list-item>
              <text:p text:style-name="P5">construction</text:p>
            </text:list-item>
            <text:list-item>
              <text:p text:style-name="P5">initialisation</text:p>
            </text:list-item>
            <text:list-item>
              <text:p text:style-name="P5">visualisation</text:p>
            </text:list-item>
          </text:list>
        </text:list-item>
      </text:list>
      <text:p text:style-name="P3">(and are dealt with in that order)</text:p>
      <text:list text:style-name="L2" text:continue-numbering="true">
        <text:list-item>
          <text:h text:style-name="P2" text:outline-level="1">configuration node tags</text:h>
          <text:list>
            <text:list-item>
              <text:p text:style-name="P5">name - an arbitrary name for display in the gui. Maybe, sometime</text:p>
            </text:list-item>
            <text:list-item>
              <text:p text:style-name="P5">type - the type of data: construction|initialisation</text:p>
            </text:list-item>
            <text:list-item>
              <text:p text:style-name="P5">owner - the name of the registered configuration object which will probably want to know about the data</text:p>
            </text:list-item>
            <text:list-item>
              <text:p text:style-name="P5">location - the file in which the data resides</text:p>
            </text:list-item>
          </text:list>
        </text:list-item>
        <text:list-item>
          <text:h text:style-name="P6" text:outline-level="1">construction node tags</text:h>
          <text:list>
            <text:list-item>
              <text:h text:style-name="P7" text:outline-level="2">owner</text:h>
            </text:list-item>
          </text:list>
        </text:list-item>
      </text:list>
      <text:p text:style-name="P8">this must come first. It is the name of the registered configuration object, ie. same as the original owner. There may be multiple construction data owners in the same file. Other construction tags are relevant to a particular sort of owner. There are three other construction tags:</text:p>
      <text:list text:style-name="L2" text:continue-numbering="true">
        <text:list-item>
          <text:list text:continue-numbering="true">
            <text:list-item>
              <text:h text:style-name="P7" text:outline-level="2">scoreboard</text:h>
            </text:list-item>
          </text:list>
        </text:list-item>
      </text:list>
      <text:p text:style-name="P9">only relevant for where owner is ScoreboardCoordinator</text:p>
      <text:list text:style-name="L2" text:continue-numbering="true">
        <text:list-item>
          <text:list text:continue-numbering="true">
            <text:list-item>
              <text:list text:continue-numbering="true">
                <text:list-item>
                  <text:p text:style-name="P5">name - brief name, for Gui purposes, like "Air", "Soil", "Litter"...</text:p>
                </text:list-item>
                <text:list-item>
                  <text:p text:style-name="P5">stratum - an integer, places this scoreboard within the overall</text:p>
                </text:list-item>
                <text:list-item>
                  <text:p text:style-name="P5">boundaryarray - (exactly 3 of these)</text:p>
                  <text:list>
                    <text:list-item>
                      <text:p text:style-name="P10">dimension - one of X|Y|Z</text:p>
                    </text:list-item>
                    <text:list-item>
                      <text:p text:style-name="P10">positionarray - comma-seperated list of boundaries. There is no whitespace between the first and last element, eg. 1.1,2,3,4.4,5,10</text:p>
                    </text:list-item>
                  </text:list>
                </text:list-item>
              </text:list>
            </text:list-item>
            <text:list-item>
              <text:h text:style-name="P7" text:outline-level="2">process</text:h>
            </text:list-item>
          </text:list>
        </text:list-item>
      </text:list>
      <text:p text:style-name="P9">these should all have owner of ProcessCoordinator</text:p>
      <text:list text:style-name="L2" text:continue-numbering="true">
        <text:list-item>
          <text:list text:continue-numbering="true">
            <text:list-item>
              <text:list text:continue-numbering="true">
                <text:list-item>
                  <text:p text:style-name="P5">name</text:p>
                </text:list-item>
              </text:list>
            </text:list-item>
          </text:list>
        </text:list-item>
      </text:list>
      <text:p text:style-name="P11">the process name. Used both in the gui and for searching so should contain user-readable characters</text:p>
      <text:list text:style-name="L2" text:continue-numbering="true">
        <text:list-item>
          <text:list text:continue-numbering="true">
            <text:list-item>
              <text:list text:continue-numbering="true">
                <text:list-item>
                  <text:p text:style-name="P5">scoreboard</text:p>
                </text:list-item>
              </text:list>
            </text:list-item>
          </text:list>
        </text:list-item>
      </text:list>
      <text:p text:style-name="P11">the name of the scoreboard as defined in the scoreboard construction section, that this process lives in. There is a special scoreboard, "GLOBAL" for those processes that are not restricted to one scoreboard eg. PlantCoordinator</text:p>
      <text:p text:style-name="P12"/>
      <text:p text:style-name="P12">Note: All available process tags will be utilised before the attribute tags</text:p>
      <text:p text:style-name="P13"/>
      <text:list text:style-name="L2" text:continue-numbering="true">
        <text:list-item>
          <text:list text:continue-numbering="true">
            <text:list-item>
              <text:h text:style-name="P7" text:outline-level="2">attribute</text:h>
            </text:list-item>
          </text:list>
        </text:list-item>
      </text:list>
      <text:p text:style-name="P8">attributes should belong to their process, ie. their owner should be the name of their process.</text:p>
      <text:list text:style-name="L2" text:continue-numbering="true">
        <text:list-item>
          <text:list text:continue-numbering="true">
            <text:list-item>
              <text:list text:continue-numbering="true">
                <text:list-item>
                  <text:p text:style-name="P5">characteristic_descriptor</text:p>
                  <text:list>
                    <text:list-item>
                      <text:p text:style-name="P10">name</text:p>
                    </text:list-item>
                    <text:list-item>
                      <text:p text:style-name="P10">units</text:p>
                    </text:list-item>
                    <text:list-item>
                      <text:p text:style-name="P10">minimum_value</text:p>
                    </text:list-item>
                    <text:list-item>
                      <text:p text:style-name="P10">maximum_value</text:p>
                    </text:list-item>
                    <text:list-item>
                      <text:p text:style-name="P10">default_value</text:p>
                    </text:list-item>
                    <text:list-item>
                      <text:p text:style-name="P10">visible</text:p>
                    </text:list-item>
                    <text:list-item>
                      <text:p text:style-name="P10">edittable</text:p>
                    </text:list-item>
                    <text:list-item>
                      <text:p text:style-name="P10">worth_saving</text:p>
                    </text:list-item>
                    <text:list-item>
                      <text:p text:style-name="P10">scoreboard_stratum</text:p>
                    </text:list-item>
                  </text:list>
                </text:list-item>
                <text:list-item>
                  <text:p text:style-name="P5">storage</text:p>
                </text:list-item>
              </text:list>
            </text:list-item>
          </text:list>
        </text:list-item>
      </text:list>
      <text:p text:style-name="P11">"scoreboard" for scoreboard data. For process-specific attributes (not yet supported), usually the name of the owner process.</text:p>
      <text:list text:style-name="L2" text:continue-numbering="true">
        <text:list-item>
          <text:list text:continue-numbering="true">
            <text:list-item>
              <text:list text:continue-numbering="true">
                <text:list-item>
                  <text:p text:style-name="P5">variations</text:p>
                </text:list-item>
              </text:list>
            </text:list-item>
          </text:list>
        </text:list-item>
      </text:list>
      <text:p text:style-name="P11">for shared attributes, the attribute will have variations. These will be one (or more comma-seperated) of [Plant,PlantType,RootOrder]</text:p>
      <text:list text:style-name="L2" text:continue-numbering="true">
        <text:list-item>
          <text:list text:continue-numbering="true">
            <text:list-item>
              <text:list text:continue-numbering="true">
                <text:list-item>
                  <text:p text:style-name="P5">defaults</text:p>
                  <text:list>
                    <text:list-item>
                      <text:p text:style-name="P10">variation_name - the name of the variation that these default values apply to</text:p>
                    </text:list-item>
                    <text:list-item>
                      <text:p text:style-name="P10">default_values - value or csv list of, for each variation</text:p>
                    </text:list-item>
                  </text:list>
                </text:list-item>
              </text:list>
            </text:list-item>
          </text:list>
        </text:list-item>
        <text:list-item>
          <text:h text:style-name="P6" text:outline-level="1">initialisation node tags</text:h>
          <text:list>
            <text:list-item>
              <text:h text:style-name="P7" text:outline-level="2">owner</text:h>
            </text:list-item>
          </text:list>
        </text:list-item>
      </text:list>
      <text:p text:style-name="P12">that again</text:p>
      <text:list text:style-name="L2" text:continue-numbering="true">
        <text:list-item>
          <text:list text:continue-numbering="true">
            <text:list-item>
              <text:h text:style-name="P7" text:outline-level="2">objectdata</text:h>
            </text:list-item>
          </text:list>
        </text:list-item>
      </text:list>
      <text:p text:style-name="P12">data specific to this object </text:p>
      <text:list text:style-name="L2" text:continue-numbering="true">
        <text:list-item>
          <text:list text:continue-numbering="true">
            <text:list-item>
              <text:list text:continue-numbering="true">
                <text:list-item>
                  <text:p text:style-name="P5">name - the object will use this to identify the data destination</text:p>
                </text:list-item>
                <text:list-item>
                  <text:p text:style-name="P5">initialvalue - the initial value. Whether this is string, number or other depends on the object</text:p>
                </text:list-item>
              </text:list>
            </text:list-item>
            <text:list-item>
              <text:h text:style-name="P7" text:outline-level="2">scoreboarddata</text:h>
            </text:list-item>
          </text:list>
        </text:list-item>
      </text:list>
      <text:p text:style-name="P12">data destined for the scoreboard</text:p>
      <text:list text:style-name="L2" text:continue-numbering="true">
        <text:list-item>
          <text:list text:continue-numbering="true">
            <text:list-item>
              <text:list text:continue-numbering="true">
                <text:list-item>
                  <text:p text:style-name="P5">characteristic - the scoreboard characteristic name</text:p>
                </text:list-item>
                <text:list-item>
                  <text:p text:style-name="P5">dimensionorder</text:p>
                </text:list-item>
              </text:list>
            </text:list-item>
          </text:list>
        </text:list-item>
      </text:list>
      <text:p text:style-name="P11">the csv order in which to assimilate the data into the scoreboard. A + in front of the dimension means increasing index (default) a - means descending index, eg. X,-Y,Z (left-right, back-front, top-bottom (for below-ground scoreboards)). Data not used causes a warning in the error log, as does insufficient data</text:p>
      <text:list text:style-name="L2" text:continue-numbering="true">
        <text:list-item>
          <text:list text:continue-numbering="true">
            <text:list-item>
              <text:list text:continue-numbering="true">
                <text:list-item>
                  <text:p text:style-name="P5"><text:s text:c="4"/>data - the data. Can be tab, space or comma-seperated.</text:p>
                </text:list-item>
              </text:list>
            </text:list-item>
          </text:list>
        </text:list-item>
        <text:list-item>
          <text:h text:style-name="P6" text:outline-level="1">visualisation node tag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0" fo:hyphenation-push-char-count="0"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text-properties fo:font-size="13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text-properties fo:font-size="13pt" fo:font-style="normal"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Win32)</meta:generator>
    <!--645(Build:8693)-->
    <meta:creation-date>2006-06-03T17:31:28</meta:creation-date>
    <dc:creator>robert</dc:creator>
    <dc:date>2008-06-15T23:30:45</dc:date>
    <dc:language>en-AU</dc:language>
    <meta:editing-cycles>13</meta:editing-cycles>
    <meta:editing-duration>PT1H3M24S</meta:editing-duration>
    <meta:user-defined meta:name="Info 1"/>
    <meta:user-defined meta:name="Info 2"/>
    <meta:user-defined meta:name="Info 3"/>
    <meta:user-defined meta:name="Info 4"/>
    <meta:document-statistic meta:table-count="0" meta:image-count="0" meta:object-count="0" meta:page-count="2" meta:paragraph-count="64" meta:word-count="467" meta:character-count="3050"/>
  </office:meta>
</office:document-meta>
</file>